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02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Test Designs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Equivalent partioning</text:p>
          </table:table-cell>
          <table:covered-table-cell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FighterJet methods</text:p>
          </table:table-cell>
          <table:covered-table-cell table:number-columns-repeated="2"/>
          <table:table-cell/>
        </table:table-row>
        <table:table-row table:style-name="ro2">
          <table:table-cell table:style-name="ce11" office:value-type="string" calcext:value-type="string" table:number-columns-spanned="3" table:number-rows-spanned="1">
            <text:p>ValidateOrdance</text:p>
            <text:p>Import: inOrdance (String)</text:p>
            <text:p>Export: isValid (Boolean)</text:p>
          </table:table-cell>
          <table:covered-table-cell table:number-columns-repeated="2"/>
          <table:table-cell/>
        </table:table-row>
        <table:table-row table:style-name="ro1">
          <table:table-cell table:style-name="ce12" office:value-type="string" calcext:value-type="string">
            <text:p>Category</text:p>
          </table:table-cell>
          <table:table-cell table:style-name="ce12" office:value-type="string" calcext:value-type="string">
            <text:p>Test Data</text:p>
          </table:table-cell>
          <table:table-cell table:style-name="ce12" office:value-type="string" calcext:value-type="string">
            <text:p>Expecteded Results</text:p>
          </table:table-cell>
          <table:table-cell/>
        </table:table-row>
        <table:table-row table:style-name="ro1">
          <table:table-cell office:value-type="string" calcext:value-type="string">
            <text:p>empty String</text:p>
          </table:table-cell>
          <table:table-cell office:value-type="string" calcext:value-type="string">
            <text:p>inOrdance = “ “ 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Non-empty String</text:p>
          </table:table-cell>
          <table:table-cell office:value-type="string" calcext:value-type="string">
            <text:p>inOrdance = “he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3" office:value-type="string" calcext:value-type="string" table:number-columns-spanned="3" table:number-rows-spanned="1">
            <text:p><text:span text:style-name="T1">validateWingSpan</text:span></text:p>
            <text:p><text:span text:style-name="T1">Import: inWingSpan (Real)</text:span></text:p>
            <text:p><text:span text:style-name="T1">Export: isValid (Boolean)</text:span>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WingSpan &lt; 2.20</text:p>
          </table:table-cell>
          <table:table-cell office:value-type="string" calcext:value-type="string">
            <text:p>inWingSpan = 1.0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&gt; 25.6</text:p>
          </table:table-cell>
          <table:table-cell office:value-type="string" calcext:value-type="string">
            <text:p>inWingSpan = 30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WingSpan = 2.20 </text:p>
          </table:table-cell>
          <table:table-cell office:value-type="string" calcext:value-type="string">
            <text:p>inWingSpan = 2.20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inWingSpan <text:s/>= 25.6</text:p>
          </table:table-cell>
          <table:table-cell office:value-type="string" calcext:value-type="string">
            <text:p>inWingSpan = 25.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office:value-type="string" calcext:value-type="string">
            <text:p>2.20 &gt; inWingSpan &lt; 25.6</text:p>
          </table:table-cell>
          <table:table-cell office:value-type="string" calcext:value-type="string">
            <text:p>inWIngSpan = 14.0 </text:p>
          </table:table-cell>
          <table:table-cell office:value-type="string" calcext:value-type="string">
            <text:p>isValid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 table:style-name="ce8" office:value-type="string" calcext:value-type="string" table:number-columns-spanned="3" table:number-rows-spanned="1">
            <text:p>calcTravelTime (fighterjet version)</text:p>
            <text:p>Import: distance (Integer)</text:p>
            <text:p>Inputs: wingSpan (Real), cylinders (integers)</text:p>
            <text:p>Export: timeHours</text:p>
            <text:p>(I have simplified this in code)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stance &gt; 0 </text:p>
            <text:p>wingSpan &lt; 2.20</text:p>
            <text:p>cylinders &lt; 2 </text:p>
          </table:table-cell>
          <table:table-cell office:value-type="string" calcext:value-type="string">
            <text:p>distance = 10 </text:p>
            <text:p>wingSpan = 1 </text:p>
            <text:p>cylinders = 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2.20 &gt;= wingSpan &lt;= 25.6</text:p>
            <text:p>cylinders &lt; 2 </text:p>
          </table:table-cell>
          <table:table-cell office:value-type="string" calcext:value-type="string">
            <text:p>distance = -5 </text:p>
            <text:p>wingSpan = 13.0</text:p>
            <text:p>cy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lt; 2.20</text:p>
            <text:p>2 &gt;= cylinders &lt;= 20</text:p>
          </table:table-cell>
          <table:table-cell office:value-type="string" calcext:value-type="string">
            <text:p>distance = 5</text:p>
            <text:p>wingSpan = 1</text:p>
            <text:p>cylinders = 6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gt; 0 </text:p>
            <text:p>2.20 &gt;= wingSpan &lt;= 25.6</text:p>
            <text:p>2 &gt;= cylinders &lt;= 20</text:p>
          </table:table-cell>
          <table:table-cell office:value-type="string" calcext:value-type="string">
            <text:p>distance = 1000</text:p>
            <text:p>wingSpan = 4.0</text:p>
            <text:p>cylinders = 12</text:p>
          </table:table-cell>
          <table:table-cell office:value-type="string" calcext:value-type="string">
            <text:p>timeHours = 0.14</text:p>
          </table:table-cell>
          <table:table-cell/>
        </table:table-row>
        <table:table-row table:style-name="ro2">
          <table:table-cell office:value-type="string" calcext:value-type="string">
            <text:p>distacne &gt; 0</text:p>
            <text:p>wingSpan &gt; 25.6</text:p>
            <text:p>cylinders &gt; 20</text:p>
          </table:table-cell>
          <table:table-cell office:value-type="string" calcext:value-type="string">
            <text:p>distance  = 3000</text:p>
            <text:p>wingSpan = 30</text:p>
            <text:p>cylinders = 26</text:p>
          </table:table-cell>
          <table:table-cell office:value-type="string" calcext:value-type="string">
            <text:p>timeHours = inValid </text:p>
          </table:table-cell>
          <table:table-cell/>
        </table:table-row>
        <table:table-row table:style-name="ro2">
          <table:table-cell office:value-type="string" calcext:value-type="string">
            <text:p>distance &gt; 0-</text:p>
            <text:p>2.20 &gt;= wingSpan &lt;= 25.6</text:p>
            <text:p>cylinders &gt; 20</text:p>
          </table:table-cell>
          <table:table-cell office:value-type="string" calcext:value-type="string">
            <text:p>distance = 9000</text:p>
            <text:p>wingSpan = 20.0</text:p>
            <text:p>cylinders = 3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= 8 000</text:p>
            <text:p>wingSpan = 40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 </text:p>
            <text:p>wingSpan &lt; 2.20</text:p>
            <text:p>cylinders &lt; 2 </text:p>
          </table:table-cell>
          <table:table-cell office:value-type="string" calcext:value-type="string">
            <text:p>Dsitance = -2</text:p>
            <text:p>WingSpan = 1</text:p>
            <text:p>WingSpan =1 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lt; 2 </text:p>
          </table:table-cell>
          <table:table-cell office:value-type="string" calcext:value-type="string">
            <text:p>Distance =  50</text:p>
            <text:p>WingSpan = 6</text:p>
            <text:p>Cyulinders = 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wingSpan &lt; 2.20</text:p>
            <text:p>2 &gt;= cylinders &lt;= 20</text:p>
          </table:table-cell>
          <table:table-cell office:value-type="string" calcext:value-type="string">
            <text:p>Distance  = -5</text:p>
            <text:p>Wingspan = 1</text:p>
            <text:p>Cylinders = 10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2.20 &gt;= wingSpan &lt;= 25.6</text:p>
            <text:p>2 &gt;= cylinders &lt;= 20</text:p>
          </table:table-cell>
          <table:table-cell office:value-type="string" calcext:value-type="string">
            <text:p>Distance =  -1</text:p>
            <text:p>Wingspan = 12</text:p>
            <text:p>Cylinders = 4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cne &lt; 0</text:p>
            <text:p>wingSpan &gt; 25.6</text:p>
            <text:p>cylinders &gt; 20</text:p>
          </table:table-cell>
          <table:table-cell office:value-type="string" calcext:value-type="string">
            <text:p>Distance = -4</text:p>
            <text:p>WingSpan = 30</text:p>
            <text:p>Cylinders 25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&lt; 0</text:p>
            <text:p>2.20 &gt;= wingSpan &lt;= 25.6</text:p>
            <text:p>cylinders &gt; 20</text:p>
          </table:table-cell>
          <table:table-cell office:value-type="string" calcext:value-type="string">
            <text:p>Distance = -1</text:p>
            <text:p>Wingspan = 7</text:p>
            <text:p>Cylinders = 26</text:p>
          </table:table-cell>
          <table:table-cell office:value-type="string" calcext:value-type="string">
            <text:p>timeHouts = inValid</text:p>
          </table:table-cell>
          <table:table-cell/>
        </table:table-row>
        <table:table-row table:style-name="ro2">
          <table:table-cell office:value-type="string" calcext:value-type="string">
            <text:p>distance &gt; 0</text:p>
            <text:p>wingSpan &gt; 25.6</text:p>
            <text:p>2 &gt;= cylinders &lt;= 20</text:p>
          </table:table-cell>
          <table:table-cell office:value-type="string" calcext:value-type="string">
            <text:p>Distance  =  50</text:p>
            <text:p>WingSpan = 30</text:p>
            <text:p>Cylinders = 12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2">
          <table:table-cell office:value-type="string" calcext:value-type="string">
            <text:p>distance  &lt; 0 </text:p>
            <text:p>wingSpan &lt; 0</text:p>
            <text:p>cylinders &lt; 0</text:p>
          </table:table-cell>
          <table:table-cell office:value-type="string" calcext:value-type="string">
            <text:p>Distance = -50</text:p>
            <text:p>Wingspan = -2</text:p>
            <text:p>Cylinders = -1</text:p>
          </table:table-cell>
          <table:table-cell office:value-type="string" calcext:value-type="string">
            <text:p>timeHours = inVal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9" office:value-type="string" calcext:value-type="string" table:number-columns-spanned="3" table:number-rows-spanned="1">
            <text:p>validateHull</text:p>
            <text:p>Imports: inHull (String)</text:p>
            <text:p>return: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Hull an empty string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not equal to steel or</text:p>
            <text:p>alloy or titanium</text:p>
          </table:table-cell>
          <table:table-cell/>
          <table:table-cell office:value-type="string" calcext:value-type="string">
            <text:p>isValid = false</text:p>
          </table:table-cell>
          <table:table-cell/>
        </table:table-row>
        <table:table-row table:style-name="ro4">
          <table:table-cell office:value-type="string" calcext:value-type="string">
            <text:p>inHull  equal to steel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steel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Steel with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capit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 equal to alloy, in all</text:p>
            <text:p>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alloy, in 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 titanium, in</text:p>
            <text:p>all capitial letter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all lower cases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Hull equal to titanium, in</text:p>
            <text:p>random casing</text:p>
          </table:table-cell>
          <table:table-cell/>
          <table:table-cell office:value-type="string" calcext:value-type="string">
            <text:p>isValid = tru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4" office:value-type="string" calcext:value-type="string" table:number-columns-spanned="3" table:number-rows-spanned="1">
            <text:p>Engine.java methods</text:p>
          </table:table-cell>
          <table:covered-table-cell table:number-columns-repeated="2"/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Submodule: validateCylinders</text:p>
            <text:p>Imports: inCylinders (Rea)</text:p>
            <text:p>Export isValid (Boolean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inCylinders &lt;= 2</text:p>
          </table:table-cell>
          <table:table-cell office:value-type="string" calcext:value-type="string">
            <text:p>inCylinders = 1</text:p>
          </table:table-cell>
          <table:table-cell office:value-type="string" calcext:value-type="string">
            <text:p>isValid = false</text:p>
          </table:table-cell>
          <table:table-cell/>
        </table:table-row>
        <table:table-row table:style-name="ro1">
          <table:table-cell office:value-type="string" calcext:value-type="string">
            <text:p>inCylinders <text:s/>&gt;= 20</text:p>
          </table:table-cell>
          <table:table-cell office:value-type="string" calcext:value-type="string">
            <text:p>inCylinders = 40</text:p>
          </table:table-cell>
          <table:table-cell office:value-type="string" calcext:value-type="string">
            <text:p>isValid = false </text:p>
          </table:table-cell>
          <table:table-cell/>
        </table:table-row>
        <table:table-row table:style-name="ro1">
          <table:table-cell office:value-type="string" calcext:value-type="string">
            <text:p>2 &gt; inCylinders &lt; 20</text:p>
          </table:table-cell>
          <table:table-cell office:value-type="string" calcext:value-type="string">
            <text:p>inCylinderd = 26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validateFuel</text:p>
            <text:p>Import: inFuel (String)</text:p>
            <text:p>Export: isValid (Boolean)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inFuel is equal to battery in</text:p>
            <text:p>upper cases</text:p>
          </table:table-cell>
          <table:table-cell office:value-type="string" calcext:value-type="string">
            <text:p>inFuel = “BATTERY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 to battery in </text:p>
            <text:p>lower cases</text:p>
          </table:table-cell>
          <table:table-cell office:value-type="string" calcext:value-type="string">
            <text:p>inFuel <text:s/>= “battery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diesel in</text:p>
            <text:p>upper cases</text:p>
          </table:table-cell>
          <table:table-cell office:value-type="string" calcext:value-type="string">
            <text:p>inFuel = “DIESEL”</text:p>
          </table:table-cell>
          <table:table-cell office:value-type="string" calcext:value-type="string">
            <text:p>isValid = true</text:p>
          </table:table-cell>
          <table:table-cell/>
        </table:table-row>
        <table:table-row table:style-name="ro4">
          <table:table-cell office:value-type="string" calcext:value-type="string">
            <text:p>inFuel  is equal to  diesel in</text:p>
            <text:p>lower cases</text:p>
          </table:table-cell>
          <table:table-cell office:value-type="string" calcext:value-type="string">
            <text:p>inFuel <text:s/>= “diesel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</text:p>
            <text:p>upp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 bio in </text:p>
            <text:p>lower cases</text:p>
          </table:table-cell>
          <table:table-cell office:value-type="string" calcext:value-type="string">
            <text:p>inFuel = “bio”</text:p>
          </table:table-cell>
          <table:table-cell office:value-type="string" calcext:value-type="string">
            <text:p>isValid = <text:s/>tru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an empty string</text:p>
          </table:table-cell>
          <table:table-cell office:value-type="string" calcext:value-type="string">
            <text:p>inFuel <text:s/>= “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4">
          <table:table-cell office:value-type="string" calcext:value-type="string">
            <text:p>inFuel is equal to</text:p>
            <text:p>string with special characters</text:p>
          </table:table-cell>
          <table:table-cell office:value-type="string" calcext:value-type="string">
            <text:p>inFuel <text:s/>= “#%^&amp;%”</text:p>
          </table:table-cell>
          <table:table-cell office:value-type="string" calcext:value-type="string">
            <text:p>isValid = <text:s/>false</text:p>
          </table:table-cell>
          <table:table-cell/>
        </table:table-row>
        <table:table-row table:style-name="ro1">
          <table:table-cell table:style-name="ce14" office:value-type="string" calcext:value-type="string" table:number-columns-spanned="4" table:number-rows-spanned="1">
            <text:p>SubMarine.java methods</text:p>
          </table:table-cell>
          <table:covered-table-cell table:number-columns-repeated="3"/>
        </table:table-row>
        <table:table-row table:style-name="ro2">
          <table:table-cell table:style-name="ce8" office:value-type="string" calcext:value-type="string" table:number-columns-spanned="4" table:number-rows-spanned="1">
            <text:p>validateHull</text:p>
            <text:p>Import: inHull (String)</text:p>
            <text:p>Export: </text:p>
          </table:table-cell>
          <table:covered-table-cell table:number-columns-repeated="3"/>
        </table:table-row>
        <table:table-row table:style-name="ro1">
          <table:table-cell table:style-name="ce14" office:value-type="string" calcext:value-type="string" table:number-columns-spanned="3" table:number-rows-spanned="1">
            <text:p>ShipStorageTestHarness.java methods</text:p>
          </table:table-cell>
          <table:covered-table-cell table:number-columns-repeated="2"/>
          <table:table-cell/>
        </table:table-row>
        <table:table-row table:style-name="ro2">
          <table:table-cell table:style-name="ce8" office:value-type="string" calcext:value-type="string" table:number-columns-spanned="3" table:number-rows-spanned="1">
            <text:p>destinationCheck</text:p>
            <text:p>Import: distance</text:p>
            <text:p>Export: String of fastest ship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1">
            <text:p>Given the ships with the following configurations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2:54:59.070305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1:13:07.909950865</meta:creation-date>
    <dc:date>2019-05-26T16:08:33.956054439</dc:date>
    <meta:editing-duration>PT13H44M5S</meta:editing-duration>
    <meta:editing-cycles>20</meta:editing-cycles>
    <meta:generator>LibreOffice/6.0.7.3$Linux_X86_64 LibreOffice_project/00m0$Build-3</meta:generator>
    <meta:document-statistic meta:table-count="1" meta:cell-count="139" meta:object-count="0"/>
  </office:meta>
</office:document-meta>
</file>